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46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1.95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normal" style:font-weight-asian="normal" style:font-weight-complex="normal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>
      <style:text-properties style:font-name="Courier New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Courier New" fo:font-weight="normal" style:font-weight-asian="normal" style:font-weight-complex="normal"/>
    </style:style>
    <style:style style:name="ce10" style:family="table-cell" style:parent-style-name="Default">
      <style:text-properties style:font-name="Courier New"/>
    </style:style>
    <style:style style:name="ce11" style:family="table-cell" style:parent-style-name="Default">
      <style:text-properties style:font-name="Courier New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9" office:value-type="string" calcext:value-type="string">
            <text:p>Font</text:p>
          </table:table-cell>
          <table:table-cell office:value-type="string" calcext:value-type="string">
            <text:p>Fontheight</text:p>
          </table:table-cell>
          <table:table-cell office:value-type="string" calcext:value-type="string">
            <text:p>Width of “ABCabc123”</text:p>
          </table:table-cell>
        </table:table-row>
        <table:table-row table:style-name="ro1">
          <table:table-cell table:style-name="ce10" office:value-type="string" calcext:value-type="string">
            <text:p>u8g2_font_4x6_tf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tom_thumb_4x6_tf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p01type_tf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0" office:value-type="string" calcext:value-type="string">
            <text:p>u8g2_font_m2icon_5_tf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0" office:value-type="string" calcext:value-type="string">
            <text:p>u8g2_font_u8glib_4_tf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fourmat_tf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5x7_tf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0" office:value-type="string" calcext:value-type="string">
            <text:p>u8g2_font_tinytim_tf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0" office:value-type="string" calcext:value-type="string">
            <text:p>u8g2_font_synchronizer_nbp_tf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0" office:value-type="string" calcext:value-type="string">
            <text:p>u8g2_font_tinyunicode_tf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0" office:value-type="string" calcext:value-type="string">
            <text:p>u8g2_font_NokiaSmallPlain_tf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0" office:value-type="string" calcext:value-type="string">
            <text:p>u8g2_font_5x8_tf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0" office:value-type="string" calcext:value-type="string">
            <text:p>u8g2_font_m2icon_7_tf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0" office:value-type="string" calcext:value-type="string">
            <text:p>u8g2_font_nokiafc22_tf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0" office:value-type="string" calcext:value-type="string">
            <text:p>u8g2_font_NokiaSmallBold_tf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0" office:value-type="string" calcext:value-type="string">
            <text:p>u8g2_font_trixel_square_tf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IPAandRUSLCD_tf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smolfont_tf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robot_de_niro_tf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0" office:value-type="string" calcext:value-type="string">
            <text:p>u8g2_font_baby_tf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0" office:value-type="string" calcext:value-type="string">
            <text:p>u8g2_font_profont10_tf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0" office:value-type="string" calcext:value-type="string">
            <text:p>u8g2_font_chikita_tf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0" office:value-type="string" calcext:value-type="string">
            <text:p>u8g2_font_6x10_tf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lucasfont_alternate_tf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0" office:value-type="string" calcext:value-type="string">
            <text:p>u8g2_font_m2icon_9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t0_11b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t0_12b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profont11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courB08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courR08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t0_11_tf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" office:value-type="string" calcext:value-type="string">
            <text:p>u8g2_font_t0_12_tf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" office:value-type="string" calcext:value-type="string">
            <text:p>u8g2_font_oskool_tf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0" office:value-type="string" calcext:value-type="string">
            <text:p>u8g2_font_micropixel_tf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0" office:value-type="string" calcext:value-type="string">
            <text:p>u8g2_font_nerhoe_tf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0" office:value-type="string" calcext:value-type="string">
            <text:p>u8g2_font_finderskeepers_tf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0" office:value-type="string" calcext:value-type="string">
            <text:p>u8g2_font_6x12_tf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profont12_tf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luRS08_tf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0" office:value-type="string" calcext:value-type="string">
            <text:p>u8g2_font_luIS08_tf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0" office:value-type="string" calcext:value-type="string">
            <text:p>u8g2_font_luBIS08_tf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0" office:value-type="string" calcext:value-type="string">
            <text:p>u8g2_font_luBS08_tf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8g2_font_new3x9pixelfont_tf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8g2_font_simple1_tf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8g2_font_timR08_tf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8g2_font_timB08_tf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8g2_font_crox1t_tf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8g2_font_ncenR08_tf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8g2_font_6x13_tf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8g2_font_mozart_nbp_tf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8g2_font_6x13B_tf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8g2_font_6x13O_tf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8g2_font_Georgia7px_tf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8g2_font_helvR08_tf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8g2_font_9x6LED_tf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8g2_font_crox1h_tf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8g2_font_helvB08_tf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8g2_font_ncenB08_tf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8g2_font_crox1tb_tf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8g2_font_7x13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3B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t0_13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t0_14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lubR08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3O_tf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lubB08_tf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t0_13b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t0_14b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NokiaLargeBold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lubBI08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crox1hb_tf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8g2_font_8x13B_tf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8g2_font_8x13O_tf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8g2_font_8x13_tf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8g2_font_crox1c_tf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8g2_font_crox1cb_tf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u8g2_font_BBSesque_tf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8g2_font_7x14_tf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4B_tf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lubI08_tf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koleeko_tf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8g2_font_Engrish_tf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8g2_font_smart_patrol_nbp_tf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8g2_font_roentgen_nbp_tf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8g2_font_fewture_tf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0" office:value-type="string" calcext:value-type="string">
            <text:p>u8g2_font_miranda_nbp_tf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0" office:value-type="string" calcext:value-type="string">
            <text:p>u8g2_font_prospero_nbp_tf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office:value-type="string" calcext:value-type="string">
            <text:p>u8g2_font_balthasar_regular_nbp_tf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office:value-type="string" calcext:value-type="string">
            <text:p>u8g2_font_nine_by_five_nbp_tf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0" office:value-type="string" calcext:value-type="string">
            <text:p>u8g2_font_tenthinnerguys_tf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0" office:value-type="string" calcext:value-type="string">
            <text:p>u8g2_font_prospero_bold_nbp_tf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0" office:value-type="string" calcext:value-type="string">
            <text:p>u8g2_font_tooseornament_tf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0" office:value-type="string" calcext:value-type="string">
            <text:p>u8g2_font_12x6LED_tf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0" office:value-type="string" calcext:value-type="string">
            <text:p>u8g2_font_Born2bSportyV2_tf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0" office:value-type="string" calcext:value-type="string">
            <text:p>u8g2_font_profont15_tf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0" office:value-type="string" calcext:value-type="string">
            <text:p>u8g2_font_Born2bSportySlab_tf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0" office:value-type="string" calcext:value-type="string">
            <text:p>u8g2_font_bitcasual_tf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0" office:value-type="string" calcext:value-type="string">
            <text:p>u8g2_font_pixzillav1_tf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0" office:value-type="string" calcext:value-type="string">
            <text:p>u8g2_font_halftone_tf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u8g2_font_t0_15b_tf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0" office:value-type="string" calcext:value-type="string">
            <text:p>u8g2_font_t0_16b_tf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 office:value-type="string" calcext:value-type="string">
            <text:p>u8g2_font_pxplusibmvga8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1" calcext:value-type="float">
            <text:p>71</text:p>
          </table:table-cell>
        </table:table-row>
        <table:table-row table:style-name="ro1">
          <table:table-cell table:style-name="ce10" office:value-type="string" calcext:value-type="string">
            <text:p>u8g2_font_t0_15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t0_16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DigitalDiscoThin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tenthinguys_t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0" office:value-type="string" calcext:value-type="string">
            <text:p>u8g2_font_DigitalDisco_t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0" office:value-type="string" calcext:value-type="string">
            <text:p>u8g2_font_bytesize_tf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0" office:value-type="string" calcext:value-type="string">
            <text:p>u8g2_font_pxclassic_tf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0" office:value-type="string" calcext:value-type="string">
            <text:p>u8g2_font_courR10_tf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Default" office:value-type="string" calcext:value-type="string">
            <text:p>u8g2_font_pxplusibmvga9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9x15B_tf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9x15_tf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0" office:value-type="string" calcext:value-type="string">
            <text:p>u8g2_font_luBS10_tf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0" office:value-type="string" calcext:value-type="string">
            <text:p>u8g2_font_luBIS10_tf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0" office:value-type="string" calcext:value-type="string">
            <text:p>u8g2_font_tenfatguys_tf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Default" office:value-type="string" calcext:value-type="string">
            <text:p>u8g2_font_px437wyse700a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5" calcext:value-type="float">
            <text:p>145</text:p>
          </table:table-cell>
        </table:table-row>
        <table:table-row table:style-name="ro1">
          <table:table-cell table:style-name="Default" office:value-type="string" calcext:value-type="string">
            <text:p>u8g2_font_px437wyse700b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5" calcext:value-type="float">
            <text:p>145</text:p>
          </table:table-cell>
        </table:table-row>
        <table:table-row table:style-name="ro1">
          <table:table-cell table:style-name="ce10" office:value-type="string" calcext:value-type="string">
            <text:p>u8g2_font_glasstown_nbp_tf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0" office:value-type="string" calcext:value-type="string">
            <text:p>u8g2_font_guildenstern_nbp_tf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0" office:value-type="string" calcext:value-type="string">
            <text:p>u8g2_font_mercutio_basic_nbp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mercutio_sc_nbp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tallpixelextended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missingplanet_tf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" office:value-type="string" calcext:value-type="string">
            <text:p>u8g2_font_ordinarybasis_tf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" office:value-type="string" calcext:value-type="string">
            <text:p>u8g2_font_fancypixels_tf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0" office:value-type="string" calcext:value-type="string">
            <text:p>u8g2_font_crox2t_tf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0" office:value-type="string" calcext:value-type="string">
            <text:p>u8g2_font_crox2h_tf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u8g2_font_scrum_tf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unifont_tf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oldwizard_tf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0" office:value-type="string" calcext:value-type="string">
            <text:p>u8g2_font_crox2tb_tf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0" office:value-type="string" calcext:value-type="string">
            <text:p>u8g2_font_habsburgchancery_tf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0" office:value-type="string" calcext:value-type="string">
            <text:p>u8g2_font_adventurer_tf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0" office:value-type="string" calcext:value-type="string">
            <text:p>u8g2_font_luRS10_tf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0" office:value-type="string" calcext:value-type="string">
            <text:p>u8g2_font_pixelmordred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0" office:value-type="string" calcext:value-type="string">
            <text:p>u8g2_font_lubI10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0" office:value-type="string" calcext:value-type="string">
            <text:p>u8g2_font_lubR10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0" office:value-type="string" calcext:value-type="string">
            <text:p>u8g2_font_crox2hb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courB10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luIS10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secretaryhand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Pixellari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crox2c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lubB10_tf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0" office:value-type="string" calcext:value-type="string">
            <text:p>u8g2_font_garbagecan_tf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0" office:value-type="string" calcext:value-type="string">
            <text:p>u8g2_font_lubBI10_tf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0" office:value-type="string" calcext:value-type="string">
            <text:p>u8g2_font_frikativ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8bitclassic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crox2cb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lucasarts_scumm_subtitle_r_tf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0" office:value-type="string" calcext:value-type="string">
            <text:p>u8g2_font_rosencrantz_nbp_tf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office:value-type="string" calcext:value-type="string">
            <text:p>u8g2_font_shylock_nbp_tf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0" office:value-type="string" calcext:value-type="string">
            <text:p>u8g2_font_timB10_tf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u8g2_font_timR10_tf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helvR10_tf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0" office:value-type="string" calcext:value-type="string">
            <text:p>u8g2_font_ncenR10_tf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0" office:value-type="string" calcext:value-type="string">
            <text:p>u8g2_font_helvB10_tf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t0_17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t0_17b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t0_18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t0_18b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profont17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9x18_tf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0" office:value-type="string" calcext:value-type="string">
            <text:p>u8g2_font_courB12_tf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0" office:value-type="string" calcext:value-type="string">
            <text:p>u8g2_font_courR12_tf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0" office:value-type="string" calcext:value-type="string">
            <text:p>u8g2_font_VCR_OSD_tf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9x18B_tf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0" office:value-type="string" calcext:value-type="string">
            <text:p>u8g2_font_ncenB10_tf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0" office:value-type="string" calcext:value-type="string">
            <text:p>u8g2_font_lucasarts_scumm_subtitle_o_tf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0" office:value-type="string" calcext:value-type="string">
            <text:p>u8g2_font_luBS12_tf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0" office:value-type="string" calcext:value-type="string">
            <text:p>u8g2_font_luBIS12_tf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0" office:value-type="string" calcext:value-type="string">
            <text:p>u8g2_font_chargen_92_tf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astragal_nbp_tf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office:value-type="string" calcext:value-type="string">
            <text:p>u8g2_font_crox3t_tf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0" office:value-type="string" calcext:value-type="string">
            <text:p>u8g2_font_timR12_tf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crox3tb_tf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0" office:value-type="string" calcext:value-type="string">
            <text:p>u8g2_font_ncenR12_tf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0" office:value-type="string" calcext:value-type="string">
            <text:p>u8g2_font_luRS12_tf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0" office:value-type="string" calcext:value-type="string">
            <text:p>u8g2_font_luIS12_tf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0" office:value-type="string" calcext:value-type="string">
            <text:p>u8g2_font_courR14_tf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lubB12_tf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ncenB12_tf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0" office:value-type="string" calcext:value-type="string">
            <text:p>u8g2_font_cu12_tf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 office:value-type="string" calcext:value-type="string">
            <text:p>u8g2_font_fur11_tf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timB12_tf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crox3h_tf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0" office:value-type="string" calcext:value-type="string">
            <text:p>u8g2_font_helvR12_tf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0" office:value-type="string" calcext:value-type="string">
            <text:p>u8g2_font_helvB12_tf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10x20_tf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0" office:value-type="string" calcext:value-type="string">
            <text:p>u8g2_font_lubR12_tf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0" office:value-type="string" calcext:value-type="string">
            <text:p>u8g2_font_crox3hb_tf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0" office:value-type="string" calcext:value-type="string">
            <text:p>u8g2_font_courB14_tf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crox3c_tf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0" office:value-type="string" calcext:value-type="string">
            <text:p>u8g2_font_crox3cb_tf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0" office:value-type="string" calcext:value-type="string">
            <text:p>u8g2_font_fub11_tf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crox4t_tf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0" office:value-type="string" calcext:value-type="string">
            <text:p>u8g2_font_timB14_tf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0" office:value-type="string" calcext:value-type="string">
            <text:p>u8g2_font_lubI12_tf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0" office:value-type="string" calcext:value-type="string">
            <text:p>u8g2_font_t0_22b_tf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0" office:value-type="string" calcext:value-type="string">
            <text:p>u8g2_font_t0_22_tf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0" office:value-type="string" calcext:value-type="string">
            <text:p>u8g2_font_crox4tb_tf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0" office:value-type="string" calcext:value-type="string">
            <text:p>u8g2_font_lubBI12_tf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0" office:value-type="string" calcext:value-type="string">
            <text:p>u8g2_font_timR14_tf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0" office:value-type="string" calcext:value-type="string">
            <text:p>u8g2_font_helvR14_tf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0" office:value-type="string" calcext:value-type="string">
            <text:p>u8g2_font_profont22_tf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0" office:value-type="string" calcext:value-type="string">
            <text:p>u8g2_font_luRS14_tf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0" office:value-type="string" calcext:value-type="string">
            <text:p>u8g2_font_luIS14_tf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0" office:value-type="string" calcext:value-type="string">
            <text:p>u8g2_font_luBS14_tf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0" office:value-type="string" calcext:value-type="string">
            <text:p>u8g2_font_luBIS14_tf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0" office:value-type="string" calcext:value-type="string">
            <text:p>u8g2_font_balthasar_titling_nbp_tf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0" office:value-type="string" calcext:value-type="string">
            <text:p>u8g2_font_calibration_gothic_nbp_tf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Default" office:value-type="string" calcext:value-type="string">
            <text:p>u8g2_font_logisoso16_tf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91" calcext:value-type="float">
            <text:p>91</text:p>
          </table:table-cell>
        </table:table-row>
        <table:table-row table:style-name="ro1">
          <table:table-cell table:style-name="ce10" office:value-type="string" calcext:value-type="string">
            <text:p>u8g2_font_ncenR14_tf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helvB14_tf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0" office:value-type="string" calcext:value-type="string">
            <text:p>u8g2_font_ncenB14_tf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0" office:value-type="string" calcext:value-type="string">
            <text:p>u8g2_font_lubR14_tf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lubI14_tf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0" office:value-type="string" calcext:value-type="string">
            <text:p>u8g2_font_lubB14_tf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0" office:value-type="string" calcext:value-type="string">
            <text:p>u8g2_font_lubBI14_tf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0" office:value-type="string" calcext:value-type="string">
            <text:p>u8g2_font_crox4h_tf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0" office:value-type="string" calcext:value-type="string">
            <text:p>u8g2_font_crox4hb_tf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courR18_tf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Default" office:value-type="string" calcext:value-type="string">
            <text:p>u8g2_font_fur14_tf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table:style-name="ce10" office:value-type="string" calcext:value-type="string">
            <text:p>u8g2_font_fub14_tf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0" office:value-type="string" calcext:value-type="string">
            <text:p>u8g2_font_utopia24_tf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0" office:value-type="string" calcext:value-type="string">
            <text:p>u8g2_font_courB18_tf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0" office:value-type="string" calcext:value-type="string">
            <text:p>u8g2_font_crox5t_tf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0" office:value-type="string" calcext:value-type="string">
            <text:p>u8g2_font_crox5tb_tf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Default" office:value-type="string" calcext:value-type="string">
            <text:p>u8g2_font_logisoso18_tf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lubR18_tf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0" office:value-type="string" calcext:value-type="string">
            <text:p>u8g2_font_luRS18_tf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0" office:value-type="string" calcext:value-type="string">
            <text:p>u8g2_font_lubI18_tf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0" office:value-type="string" calcext:value-type="string">
            <text:p>u8g2_font_luIS18_tf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0" office:value-type="string" calcext:value-type="string">
            <text:p>u8g2_font_lubB18_tf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0" office:value-type="string" calcext:value-type="string">
            <text:p>u8g2_font_lubBI18_tf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0" office:value-type="string" calcext:value-type="string">
            <text:p>u8g2_font_luBS18_tf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0" office:value-type="string" calcext:value-type="string">
            <text:p>u8g2_font_luBIS18_tf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0" office:value-type="string" calcext:value-type="string">
            <text:p>u8g2_font_timR18_tf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0" office:value-type="string" calcext:value-type="string">
            <text:p>u8g2_font_timB18_tf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0" office:value-type="string" calcext:value-type="string">
            <text:p>u8g2_font_crox5h_tf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0" office:value-type="string" calcext:value-type="string">
            <text:p>u8g2_font_helvR18_tf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0" office:value-type="string" calcext:value-type="string">
            <text:p>u8g2_font_ncenR18_tf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0" office:value-type="string" calcext:value-type="string">
            <text:p>u8g2_font_crox5hb_tf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0" office:value-type="string" calcext:value-type="string">
            <text:p>u8g2_font_helvB18_tf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0" office:value-type="string" calcext:value-type="string">
            <text:p>u8g2_font_luRS19_tf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0" office:value-type="string" calcext:value-type="string">
            <text:p>u8g2_font_lubR19_tf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0" office:value-type="string" calcext:value-type="string">
            <text:p>u8g2_font_profont29_tf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0" office:value-type="string" calcext:value-type="string">
            <text:p>u8g2_font_ncenB18_tf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0" office:value-type="string" calcext:value-type="string">
            <text:p>u8g2_font_luIS19_tf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0" office:value-type="string" calcext:value-type="string">
            <text:p>u8g2_font_lubI19_tf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0" office:value-type="string" calcext:value-type="string">
            <text:p>u8g2_font_lubB19_tf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0" office:value-type="string" calcext:value-type="string">
            <text:p>u8g2_font_lubBI19_tf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0" office:value-type="string" calcext:value-type="string">
            <text:p>u8g2_font_luBS19_tf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0" office:value-type="string" calcext:value-type="string">
            <text:p>u8g2_font_luBIS19_tf</text:p>
          </table:table-cell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Default" office:value-type="string" calcext:value-type="string">
            <text:p>u8g2_font_fur17_tf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25" calcext:value-type="float">
            <text:p>125</text:p>
          </table:table-cell>
        </table:table-row>
        <table:table-row table:style-name="ro1">
          <table:table-cell table:style-name="Default" office:value-type="string" calcext:value-type="string">
            <text:p>u8g2_font_logisoso20_tf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23" calcext:value-type="float">
            <text:p>123</text:p>
          </table:table-cell>
        </table:table-row>
        <table:table-row table:style-name="ro1">
          <table:table-cell table:style-name="ce10" office:value-type="string" calcext:value-type="string">
            <text:p>u8g2_font_fub17_tf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Default" office:value-type="string" calcext:value-type="string">
            <text:p>u8g2_font_osb18_tf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36" calcext:value-type="float">
            <text:p>136</text:p>
          </table:table-cell>
        </table:table-row>
        <table:table-row table:style-name="ro1">
          <table:table-cell table:style-name="ce10" office:value-type="string" calcext:value-type="string">
            <text:p>u8g2_font_cursor_tf</text:p>
          </table:table-cell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0" office:value-type="string" calcext:value-type="string">
            <text:p>u8g2_font_mystery_quest_24_tf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Default" office:value-type="string" calcext:value-type="string">
            <text:p>u8g2_font_osr18_tf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7" calcext:value-type="float">
            <text:p>137</text:p>
          </table:table-cell>
        </table:table-row>
        <table:table-row table:style-name="ro1">
          <table:table-cell table:style-name="ce10" office:value-type="string" calcext:value-type="string">
            <text:p>u8g2_font_courR24_tf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Default" office:value-type="string" calcext:value-type="string">
            <text:p>u8g2_font_logisoso22_tf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32" calcext:value-type="float">
            <text:p>132</text:p>
          </table:table-cell>
        </table:table-row>
        <table:table-row table:style-name="ro1">
          <table:table-cell table:style-name="ce10" office:value-type="string" calcext:value-type="string">
            <text:p>u8g2_font_courB24_tf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Default" office:value-type="string" calcext:value-type="string">
            <text:p>u8g2_font_logisoso24_tf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42" calcext:value-type="float">
            <text:p>142</text:p>
          </table:table-cell>
        </table:table-row>
        <table:table-row table:style-name="ro1">
          <table:table-cell table:style-name="Default" office:value-type="string" calcext:value-type="string">
            <text:p>u8g2_font_fur20_tf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1" calcext:value-type="float">
            <text:p>151</text:p>
          </table:table-cell>
        </table:table-row>
        <table:table-row table:style-name="ro1">
          <table:table-cell table:style-name="ce10" office:value-type="string" calcext:value-type="string">
            <text:p>u8g2_font_fub20_tf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Default" office:value-type="string" calcext:value-type="string">
            <text:p>u8g2_font_osb21_t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49" calcext:value-type="float">
            <text:p>149</text:p>
          </table:table-cell>
        </table:table-row>
        <table:table-row table:style-name="ro1">
          <table:table-cell table:style-name="Default" office:value-type="string" calcext:value-type="string">
            <text:p>u8g2_font_osr21_t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52" calcext:value-type="float">
            <text:p>152</text:p>
          </table:table-cell>
        </table:table-row>
        <table:table-row table:style-name="ro1">
          <table:table-cell table:style-name="ce10" office:value-type="string" calcext:value-type="string">
            <text:p>u8g2_font_mystery_quest_28_tf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0" office:value-type="string" calcext:value-type="string">
            <text:p>u8g2_font_timR24_tf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0" office:value-type="string" calcext:value-type="string">
            <text:p>u8g2_font_timB24_tf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0" office:value-type="string" calcext:value-type="string">
            <text:p>u8g2_font_helvR24_tf</text:p>
          </table:table-cell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0" office:value-type="string" calcext:value-type="string">
            <text:p>u8g2_font_helvB24_tf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0" office:value-type="string" calcext:value-type="string">
            <text:p>u8g2_font_maniac_tf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Default" office:value-type="string" calcext:value-type="string">
            <text:p>u8g2_font_logisoso26_tf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55" calcext:value-type="float">
            <text:p>155</text:p>
          </table:table-cell>
        </table:table-row>
        <table:table-row table:style-name="ro1">
          <table:table-cell table:style-name="ce10" office:value-type="string" calcext:value-type="string">
            <text:p>u8g2_font_ncenR24_tf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0" office:value-type="string" calcext:value-type="string">
            <text:p>u8g2_font_luRS24_tf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0" office:value-type="string" calcext:value-type="string">
            <text:p>u8g2_font_lubR24_tf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0" office:value-type="string" calcext:value-type="string">
            <text:p>u8g2_font_luIS24_tf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0" office:value-type="string" calcext:value-type="string">
            <text:p>u8g2_font_lubI24_tf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10" office:value-type="string" calcext:value-type="string">
            <text:p>u8g2_font_lubB24_tf</text:p>
          </table:table-cell>
          <table:table-cell office:value-type="float" office:value="39" calcext:value-type="float">
            <text:p>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0" office:value-type="string" calcext:value-type="string">
            <text:p>u8g2_font_lubBI24_tf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0" office:value-type="string" calcext:value-type="string">
            <text:p>u8g2_font_luBIS24_tf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0" office:value-type="string" calcext:value-type="string">
            <text:p>u8g2_font_cardimon_pixel_tf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0" office:value-type="string" calcext:value-type="string">
            <text:p>u8g2_font_ncenB24_tf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10" office:value-type="string" calcext:value-type="string">
            <text:p>u8g2_font_luBS24_tf</text:p>
          </table:table-cell>
          <table:table-cell office:value-type="float" office:value="40" calcext:value-type="float">
            <text:p>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Default" office:value-type="string" calcext:value-type="string">
            <text:p>u8g2_font_logisoso28_tf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64" calcext:value-type="float">
            <text:p>164</text:p>
          </table:table-cell>
        </table:table-row>
        <table:table-row table:style-name="ro1">
          <table:table-cell table:style-name="Default" office:value-type="string" calcext:value-type="string">
            <text:p>u8g2_font_osb26_tf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81" calcext:value-type="float">
            <text:p>181</text:p>
          </table:table-cell>
        </table:table-row>
        <table:table-row table:style-name="ro1">
          <table:table-cell table:style-name="Default" office:value-type="string" calcext:value-type="string">
            <text:p>u8g2_font_logisoso30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73" calcext:value-type="float">
            <text:p>173</text:p>
          </table:table-cell>
        </table:table-row>
        <table:table-row table:style-name="ro1">
          <table:table-cell table:style-name="Default" office:value-type="string" calcext:value-type="string">
            <text:p>u8g2_font_fur25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86" calcext:value-type="float">
            <text:p>186</text:p>
          </table:table-cell>
        </table:table-row>
        <table:table-row table:style-name="ro1">
          <table:table-cell table:style-name="Default" office:value-type="string" calcext:value-type="string">
            <text:p>u8g2_font_osr26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92" calcext:value-type="float">
            <text:p>192</text:p>
          </table:table-cell>
        </table:table-row>
        <table:table-row table:style-name="ro1">
          <table:table-cell table:style-name="ce10" office:value-type="string" calcext:value-type="string">
            <text:p>u8g2_font_fub25_tf</text:p>
          </table:table-cell>
          <table:table-cell office:value-type="float" office:value="46" calcext:value-type="float">
            <text:p>4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Default" office:value-type="string" calcext:value-type="string">
            <text:p>u8g2_font_logisoso32_tf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82" calcext:value-type="float">
            <text:p>182</text:p>
          </table:table-cell>
        </table:table-row>
        <table:table-row table:style-name="ro1">
          <table:table-cell table:style-name="Default" office:value-type="string" calcext:value-type="string">
            <text:p>u8g2_font_osb29_tf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05" calcext:value-type="float">
            <text:p>205</text:p>
          </table:table-cell>
        </table:table-row>
        <table:table-row table:style-name="ro1">
          <table:table-cell table:style-name="Default" office:value-type="string" calcext:value-type="string">
            <text:p>u8g2_font_osr29_tf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18" calcext:value-type="float">
            <text:p>218</text:p>
          </table:table-cell>
        </table:table-row>
        <table:table-row table:style-name="ro1">
          <table:table-cell table:style-name="Default" office:value-type="string" calcext:value-type="string">
            <text:p>u8g2_font_logisoso34_tf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99" calcext:value-type="float">
            <text:p>199</text:p>
          </table:table-cell>
        </table:table-row>
        <table:table-row table:style-name="ro1">
          <table:table-cell table:style-name="Default" office:value-type="string" calcext:value-type="string">
            <text:p>u8g2_font_fur30_tf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215" calcext:value-type="float">
            <text:p>215</text:p>
          </table:table-cell>
        </table:table-row>
        <table:table-row table:style-name="ro1">
          <table:table-cell table:style-name="ce10" office:value-type="string" calcext:value-type="string">
            <text:p>u8g2_font_fub30_tf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Default" office:value-type="string" calcext:value-type="string">
            <text:p>u8g2_font_logisoso38_tf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24" calcext:value-type="float">
            <text:p>224</text:p>
          </table:table-cell>
        </table:table-row>
        <table:table-row table:style-name="ro1">
          <table:table-cell table:style-name="Default" office:value-type="string" calcext:value-type="string">
            <text:p>u8g2_font_osb35_tf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54" calcext:value-type="float">
            <text:p>254</text:p>
          </table:table-cell>
        </table:table-row>
        <table:table-row table:style-name="ro1">
          <table:table-cell table:style-name="Default" office:value-type="string" calcext:value-type="string">
            <text:p>u8g2_font_osr35_tf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6" calcext:value-type="float">
            <text:p>256</text:p>
          </table:table-cell>
        </table:table-row>
        <table:table-row table:style-name="ro1">
          <table:table-cell table:style-name="Default" office:value-type="string" calcext:value-type="string">
            <text:p>u8g2_font_logisoso42_tf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46" calcext:value-type="float">
            <text:p>246</text:p>
          </table:table-cell>
        </table:table-row>
        <table:table-row table:style-name="ro1">
          <table:table-cell table:style-name="Default" office:value-type="string" calcext:value-type="string">
            <text:p>u8g2_font_fur35_tf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58" calcext:value-type="float">
            <text:p>258</text:p>
          </table:table-cell>
        </table:table-row>
        <table:table-row table:style-name="ro1">
          <table:table-cell table:style-name="ce10" office:value-type="string" calcext:value-type="string">
            <text:p>u8g2_font_fub35_tf</text:p>
          </table:table-cell>
          <table:table-cell office:value-type="float" office:value="65" calcext:value-type="float">
            <text:p>6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style-name="Default" office:value-type="string" calcext:value-type="string">
            <text:p>u8g2_font_logisoso46_t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68" calcext:value-type="float">
            <text:p>268</text:p>
          </table:table-cell>
        </table:table-row>
        <table:table-row table:style-name="ro1">
          <table:table-cell table:style-name="Default" office:value-type="string" calcext:value-type="string">
            <text:p>u8g2_font_osb41_t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96" calcext:value-type="float">
            <text:p>296</text:p>
          </table:table-cell>
        </table:table-row>
        <table:table-row table:style-name="ro1">
          <table:table-cell table:style-name="Default" office:value-type="string" calcext:value-type="string">
            <text:p>u8g2_font_osr41_tf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 table:style-name="Default" office:value-type="string" calcext:value-type="string">
            <text:p>u8g2_font_logisoso50_tf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93" calcext:value-type="float">
            <text:p>293</text:p>
          </table:table-cell>
        </table:table-row>
        <table:table-row table:style-name="ro1">
          <table:table-cell table:style-name="Default" office:value-type="string" calcext:value-type="string">
            <text:p>u8g2_font_fur42_tf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12" calcext:value-type="float">
            <text:p>312</text:p>
          </table:table-cell>
        </table:table-row>
        <table:table-row table:style-name="ro1">
          <table:table-cell table:style-name="Default" office:value-type="string" calcext:value-type="string">
            <text:p>u8g2_font_fub42_tf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18" calcext:value-type="float">
            <text:p>318</text:p>
          </table:table-cell>
        </table:table-row>
        <table:table-row table:style-name="ro1">
          <table:table-cell table:style-name="Default" office:value-type="string" calcext:value-type="string">
            <text:p>u8g2_font_logisoso54_tf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18" calcext:value-type="float">
            <text:p>318</text:p>
          </table:table-cell>
        </table:table-row>
        <table:table-row table:style-name="ro1">
          <table:table-cell table:style-name="Default" office:value-type="string" calcext:value-type="string">
            <text:p>u8g2_font_logisoso58_tf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37" calcext:value-type="float">
            <text:p>337</text:p>
          </table:table-cell>
        </table:table-row>
        <table:table-row table:style-name="ro1" table:number-rows-repeated="55">
          <table:table-cell table:style-name="ce12"/>
          <table:table-cell table:style-name="Default" table:number-columns-repeated="2"/>
        </table:table-row>
        <table:table-row table:style-name="ro1" table:number-rows-repeated="104820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15" table:display-filter-buttons="tru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7:03:22.466000000</meta:creation-date>
    <dc:date>2023-02-26T17:33:46.458000000</dc:date>
    <meta:editing-duration>PT30M24S</meta:editing-duration>
    <meta:editing-cycles>2</meta:editing-cycles>
    <meta:generator>LibreOffice/7.4.1.2$Windows_X86_64 LibreOffice_project/3c58a8f3a960df8bc8fd77b461821e42c061c5f0</meta:generator>
    <meta:document-statistic meta:table-count="1" meta:cell-count="945" meta:object-count="0"/>
  </office:meta>
</office:document-meta>
</file>